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style>
    <style:style style:name="P79" style:family="paragraph" style:parent-style-name="Text_20_body" style:list-style-name="L78">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G"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Now a few words about the organizations where you are currently working. What kind of organization is it? A state, public, private-individual or joint stock company?</text:h>
      <text:list text:style-name="L23">
        <text:list-item>
          <text:p text:style-name="P23">State</text:p>
        </text:list-item>
        <text:list-item>
          <text:p text:style-name="P23">Private</text:p>
        </text:list-item>
        <text:list-item>
          <text:p text:style-name="P23">Foreign company</text:p>
        </text:list-item>
        <text:list-item>
          <text:p text:style-name="P23">other</text:p>
        </text:list-item>
        <text:list-item>
          <text:p text:style-name="P23">not relevant</text:p>
        </text:list-item>
        <text:list-item>
          <text:p text:style-name="P23">Hard to say</text:p>
        </text:list-item>
      </text:list>
      <text:h text:style-name="Heading_20_2" text:outline-level="2">How many people does it employ including those who work all of its affiliations? If you cannot say exactly, just make a guess.</text:h>
      <text:list text:style-name="L24">
        <text:list-item>
          <text:p text:style-name="P24">employees</text:p>
        </text:list-item>
        <text:list-item>
          <text:p text:style-name="P24">hard to say 00000</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 9</text:p>
        </text:list-item>
      </text:list>
      <text:h text:style-name="Heading_20_2" text:outline-level="2">To what extent can you determine the nature of the product or a service that you produce?</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 3</text:p>
        </text:list-item>
        <text:list-item>
          <text:p text:style-name="P32">Partially yes, partially no 2</text:p>
        </text:list-item>
        <text:list-item>
          <text:p text:style-name="P32">To a small extent 1</text:p>
        </text:list-item>
        <text:list-item>
          <text:p text:style-name="P32">Hard to say 9</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9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9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98">[interviewer!</text:span><text:span text:style-name="T99"> </text:span><text:span text:style-name="T100">the</text:span><text:span text:style-name="T101"> </text:span><text:span text:style-name="T102">next</text:span><text:span text:style-name="T103"> </text:span><text:span text:style-name="T104">question</text:span><text:span text:style-name="T105"> </text:span><text:span text:style-name="T106">targets</text:span><text:span text:style-name="T107"> </text:span><text:span text:style-name="T108">only</text:span><text:span text:style-name="T109"> </text:span><text:span text:style-name="T110">those</text:span><text:span text:style-name="T111"> </text:span><text:span text:style-name="T112">who</text:span><text:span text:style-name="T113"> </text:span><text:span text:style-name="T114">answered</text:span><text:span text:style-name="T115"> </text:span><text:span text:style-name="T116">“Yes”</text:span><text:span text:style-name="T117"> </text:span><text:span text:style-name="T118">to</text:span><text:span text:style-name="T119"> </text:span><text:span text:style-name="T120">one</text:span><text:span text:style-name="T121"> </text:span><text:span text:style-name="T122">of</text:span><text:span text:style-name="T123"> </text:span><text:span text:style-name="T124">the</text:span><text:span text:style-name="T125"> </text:span><text:span text:style-name="T126">previous</text:span><text:span text:style-name="T127"> </text:span><text:span text:style-name="T128">three</text:span><text:span text:style-name="T129"> </text:span><text:span text:style-name="T130">questions.</text:span><text:span text:style-name="T131"> </text:span><text:span text:style-name="T132">The</text:span><text:span text:style-name="T133"> </text:span><text:span text:style-name="T134">rest</text:span><text:span text:style-name="T135"> </text:span><text:span text:style-name="T136">go</text:span><text:span text:style-name="T137"> </text:span><text:span text:style-name="T138">to</text:span><text:span text:style-name="T139"> </text:span><text:span text:style-name="T140">question</text:span><text:span text:style-name="T141"> </text:span><text:span text:style-name="T142">45]</text:span></text:p>
      <text:h text:style-name="Heading_20_2" text:outline-level="2">How did you manage to survive in these difficult circumstances? How did you provide for yourself and your family?</text:h>
      <text:p text:style-name="First_20_paragraph"><text:span text:style-name="T14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text:p>
        </text:list-item>
        <text:list-item>
          <text:p text:style-name="P54">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4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line-break/></text:p>
        </text:list-item>
        <text:list-item>
          <text:p text:style-name="P56">Household plot farming?</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4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4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4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in 2010? They increased, decreased, stayed without change?</text:h>
      <text:p text:style-name="First_20_paragraph"><text:span text:style-name="T14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 It will significantly improve, somewhat improve, will not change, somewhat worsen, significantly worsen?</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What are home conditions at the place where you are living permanently? Choose one option of the listed below.</text:h>
      <text:list text:style-name="L69">
        <text:list-item>
          <text:p text:style-name="P70">One’s own house</text:p>
        </text:list-item>
        <text:list-item>
          <text:p text:style-name="P70">kerrostalo</text:p>
        </text:list-item>
        <text:list-item>
          <text:p text:style-name="P70">Communal apartment</text:p>
        </text:list-item>
        <text:list-item>
          <text:p text:style-name="P70">Shared room in a dormitory</text:p>
        </text:list-item>
        <text:list-item>
          <text:p text:style-name="P70">One or several rooms in a barrack</text:p>
        </text:list-item>
        <text:list-item>
          <text:p text:style-name="P70">Rent an apartment</text:p>
        </text:list-item>
        <text:list-item>
          <text:p text:style-name="P70">Other</text:p>
        </text:list-item>
      </text:list>
      <text:h text:style-name="Heading_20_2" text:outline-level="2">How many rooms</text:h>
      <text:h text:style-name="Heading_20_2" text:outline-level="2">Number of square meters?</text:h>
      <text:p text:style-name="First_20_paragraph"><text:span text:style-name="T149">perhaps</text:span><text:span text:style-name="T150"> </text:span><text:span text:style-name="T151">something</text:span><text:span text:style-name="T152"> </text:span><text:span text:style-name="T153">about</text:span><text:span text:style-name="T154"> </text:span><text:span text:style-name="T155">housing</text:span><text:span text:style-name="T156"> </text:span><text:span text:style-name="T157">deprivations..?</text:span></text:p>
      <text:h text:style-name="Heading_20_1" text:outline-level="1">Information and media</text:h>
      <text:h text:style-name="Heading_20_2" text:outline-level="2">Have you access to internet</text:h>
      <text:list text:style-name="L70">
        <text:list-item>
          <text:p text:style-name="P71">Yes</text:p>
        </text:list-item>
        <text:list-item>
          <text:p text:style-name="P71">No</text:p>
        </text:list-item>
        <text:list-item>
          <text:p text:style-name="P71"><text:span text:style-name="T158">Other</text:span><text:span text:style-name="T159"> </text:span><text:span text:style-name="T160">options???</text:span></text:p>
        </text:list-item>
      </text:list>
      <text:h text:style-name="Heading_20_2" text:outline-level="2">How often you use the social media as following services</text:h>
      <text:p text:style-name="First_20_paragraph"><text:span text:style-name="T161">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1">
        <text:list-item>
          <text:p text:style-name="P72">facebook</text:p>
        </text:list-item>
        <text:list-item>
          <text:p text:style-name="P72">vkontakte</text:p>
        </text:list-item>
        <text:list-item>
          <text:p text:style-name="P72">twitter</text:p>
        </text:list-item>
        <text:list-item>
          <text:p text:style-name="P72">live journal</text:p>
        </text:list-item>
      </text:list>
      <text:h text:style-name="Heading_20_2" text:outline-level="2">What do you use your smart phone for? Apart from</text:h>
      <text:list text:style-name="L72">
        <text:list-item>
          <text:p text:style-name="P73">taking photos</text:p>
        </text:list-item>
        <text:list-item>
          <text:p text:style-name="P73">listening to music</text:p>
        </text:list-item>
        <text:list-item>
          <text:p text:style-name="P73">watching movies</text:p>
        </text:list-item>
        <text:list-item>
          <text:p text:style-name="P73">reading books</text:p>
        </text:list-item>
        <text:list-item>
          <text:p text:style-name="P73">sending messages</text:p>
        </text:list-item>
        <text:list-item>
          <text:p text:style-name="P73">facebooking</text:p>
        </text:list-item>
        <text:list-item>
          <text:p text:style-name="P73">making phone calls</text:p>
        </text:list-item>
        <text:list-item>
          <text:p text:style-name="P73">using it as a navigator</text:p>
        </text:list-item>
      </text:list>
      <text:h text:style-name="Heading_20_2" text:outline-level="2">What is your primary device to access internet</text:h>
      <text:list text:style-name="L73">
        <text:list-item>
          <text:p text:style-name="P74">desktop computer</text:p>
        </text:list-item>
        <text:list-item>
          <text:p text:style-name="P74">laptop computer</text:p>
        </text:list-item>
        <text:list-item>
          <text:p text:style-name="P74">smartphone</text:p>
        </text:list-item>
        <text:list-item>
          <text:p text:style-name="P7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4">
        <text:list-item>
          <text:p text:style-name="Horizontal_20_Line"/>
        </text:list-item>
        <text:list-item>
          <text:p text:style-name="Horizontal_20_Line"/>
        </text:list-item>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75">
        <text:list-item>
          <text:p text:style-name="P76">Yes, there was</text:p>
        </text:list-item>
        <text:list-item>
          <text:p text:style-name="P76">No, there weren’t</text:p>
        </text:list-item>
      </text:list>
      <text:h text:style-name="Heading_20_2" text:outline-level="2">Why these days you practically do not read newspapers? Choose no more than three answers</text:h>
      <text:list text:style-name="L76">
        <text:list-item>
          <text:p text:style-name="P77">Newspapers became too expensive 1</text:p>
        </text:list-item>
        <text:list-item>
          <text:p text:style-name="P77">Things they write about are not interesting for me 2</text:p>
        </text:list-item>
        <text:list-item>
          <text:p text:style-name="P77">TV is enough for me 3</text:p>
        </text:list-item>
        <text:list-item>
          <text:p text:style-name="P77">Radio is enough for me 4</text:p>
        </text:list-item>
        <text:list-item>
          <text:p text:style-name="P77">Internet is enough for me 5</text:p>
        </text:list-item>
        <text:list-item>
          <text:p text:style-name="P77">Free-distributed press is enough for me 6</text:p>
        </text:list-item>
        <text:list-item>
          <text:p text:style-name="P77">Weeklies or monthlies are enough for me 7</text:p>
        </text:list-item>
        <text:list-item>
          <text:p text:style-name="P77">Newspapers are badly delivered 8</text:p>
        </text:list-item>
        <text:list-item>
          <text:p text:style-name="P77">Newspapers are stolen from my post box 9</text:p>
        </text:list-item>
        <text:list-item>
          <text:p text:style-name="P77">I have not time for this 10</text:p>
        </text:list-item>
        <text:list-item>
          <text:p text:style-name="P77">They do not have information that I need 11</text:p>
        </text:list-item>
        <text:list-item>
          <text:p text:style-name="P7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list text:style-name="L77">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78">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62">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table-cell table:style-name="Table15.A1" office:value-type="string">
              <text:p text:style-name="Table_20_Heading">TV</text:p>
            </table:table-cell>
            <table:table-cell table:style-name="Table15.A1" office:value-type="string">
              <text:p text:style-name="Table_20_Heading">Radio</text:p>
            </table:table-cell>
            <table:table-cell table:style-name="Table15.A1" office:value-type="string">
              <text:p text:style-name="Table_20_Heading">Newspapers</text:p>
            </table:table-cell>
            <table:table-cell table:style-name="Table15.A1" office:value-type="string">
              <text:p text:style-name="Table_20_Heading">Magazines</text:p>
            </table:table-cell>
            <table:table-cell table:style-name="Table15.A1" office:value-type="string">
              <text:p text:style-name="Table_20_Heading">Internet</text:p>
            </table:table-cell>
            <table:table-cell table:style-name="Table15.A1" office:value-type="string">
              <text:p text:style-name="Table_20_Heading">Experience</text:p>
            </table:table-cell>
            <table:table-cell table:style-name="Table15.A1" office:value-type="string">
              <text:p text:style-name="Table_20_Heading">Do not get</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4</text:p>
          </table:table-cell>
          <table:table-cell table:style-name="Table15.A1" office:value-type="string">
            <text:p text:style-name="Table_20_Contents">5</text:p>
          </table:table-cell>
          <table:table-cell table:style-name="Table15.A1" office:value-type="string">
            <text:p text:style-name="Table_20_Contents">6</text:p>
          </table:table-cell>
          <table:table-cell table:style-name="Table15.A1" office:value-type="string">
            <text:p text:style-name="Table_20_Contents">9</text:p>
          </table:table-cell>
        </table:table-row>
      </table:table>
      <text:list text:style-name="L80">
        <text:list-item>
          <text:p text:style-name="P81">Political life in Russia</text:p>
        </text:list-item>
        <text:list-item>
          <text:p text:style-name="P81">Russian economy</text:p>
        </text:list-item>
        <text:list-item>
          <text:p text:style-name="P81">Mood in society</text:p>
        </text:list-item>
        <text:list-item>
          <text:p text:style-name="P81">Events in the Caucasus</text:p>
        </text:list-item>
        <text:list-item>
          <text:p text:style-name="P81">Political life in your region</text:p>
        </text:list-item>
        <text:list-item>
          <text:p text:style-name="P81">State of regional economy</text:p>
        </text:list-item>
        <text:list-item>
          <text:p text:style-name="P81">Work done by regional administration</text:p>
        </text:list-item>
        <text:list-item>
          <text:p text:style-name="P81">Work done by city or village administration</text:p>
        </text:list-item>
        <text:list-item>
          <text:p text:style-name="P81">Events in the world 10 .Sports, outcome of competitions</text:p>
        </text:list-item>
        <text:list-item>
          <text:p text:style-name="P81">Cultural events</text:p>
        </text:list-item>
        <text:list-item>
          <text:p text:style-name="P81">Information on goods on sale in shops</text:p>
        </text:list-item>
      </text:list>
      <text:h text:style-name="Heading_20_2" text:outline-level="2">In your opinion which of the following information in the media should be banned, which should be released with limitations and which should allowed free circulation?</text:h>
      <text:p text:style-name="First_20_paragraph"><text:span text:style-name="T163">scal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Banned</text:p>
            </table:table-cell>
            <table:table-cell table:style-name="Table16.A1" office:value-type="string">
              <text:p text:style-name="Table_20_Heading">With limitations</text:p>
            </table:table-cell>
            <table:table-cell table:style-name="Table16.A1" office:value-type="string">
              <text:p text:style-name="Table_20_Heading">Free circulation</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9</text:p>
          </table:table-cell>
        </table:table-row>
      </table:table>
      <text:list text:style-name="L81">
        <text:list-item>
          <text:p text:style-name="P82">Criticism of the President of Russia</text:p>
        </text:list-item>
        <text:list-item>
          <text:p text:style-name="P82">Material against some ethnic group, race</text:p>
        </text:list-item>
        <text:list-item>
          <text:p text:style-name="P82">Material glorifying communism</text:p>
        </text:list-item>
        <text:list-item>
          <text:p text:style-name="P82">Negative information, “dark part of reality” 5.I nformation on sexual minorities, homosexuals</text:p>
        </text:list-item>
        <text:list-item>
          <text:p text:style-name="P82">Material on sects, non-traditional religions</text:p>
        </text:list-item>
        <text:list-item>
          <text:p text:style-name="P82">Depiction of violent scenes</text:p>
        </text:list-item>
        <text:list-item>
          <text:p text:style-name="P82">Undisguised erotic, naked bodies</text:p>
        </text:list-item>
        <text:list-item>
          <text:p text:style-name="P82">Propaganda of religion</text:p>
        </text:list-item>
        <text:list-item>
          <text:p text:style-name="P82">Commercials</text:p>
        </text:list-item>
      </text:list>
      <text:h text:style-name="Heading_20_1" text:outline-level="1">Politics and society</text:h>
      <text:h text:style-name="Heading_20_2" text:outline-level="2">Which of the following events did you take part in 2010-2014?</text:h>
      <text:p text:style-name="First_20_paragraph"><text:span text:style-name="T164">scale:</text:span></text:p>
      <table:table table:name="Table17" table:style-name="Table17">
        <table:table-column table:style-name="Table17.A"/>
        <table:table-column table:style-name="Table17.B"/>
        <table:table-header-rows>
          <table:table-row>
            <table:table-cell table:style-name="Table17.A1" office:value-type="string">
              <text:p text:style-name="Table_20_Heading">Yes</text:p>
            </table:table-cell>
            <table:table-cell table:style-name="Table17.A1" office:value-type="string">
              <text:p text:style-name="Table_20_Heading">No</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row>
      </table:table>
      <text:list text:style-name="L82">
        <text:list-item>
          <text:p text:style-name="P83">Signed a petition or an address</text:p>
        </text:list-item>
        <text:list-item>
          <text:p text:style-name="P83">Participated in congresses or conferences of public organizations</text:p>
        </text:list-item>
        <text:list-item>
          <text:p text:style-name="P83">Took part in strikes</text:p>
        </text:list-item>
        <text:list-item>
          <text:p text:style-name="P83">Participated in demonstrations or marches of protest</text:p>
        </text:list-item>
        <text:list-item>
          <text:p text:style-name="P83">Took part in rallies</text:p>
        </text:list-item>
        <text:list-item>
          <text:p text:style-name="P83">Wrote a letter to a newspaper</text:p>
        </text:list-item>
        <text:list-item>
          <text:p text:style-name="P83">Took part in an electoral campaign in the team of a candidate</text:p>
        </text:list-item>
        <text:list-item>
          <text:p text:style-name="P83">Voted in local elections</text:p>
        </text:list-item>
      </text:list>
      <text:h text:style-name="Heading_20_2" text:outline-level="2">Are you a member of a party or a social movement?</text:h>
      <text:list text:style-name="L83">
        <text:list-item>
          <text:p text:style-name="P84">Yes 1 [go to question XX]</text:p>
        </text:list-item>
        <text:list-item>
          <text:p text:style-name="P84">No 2 [go to question XX]</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165">scale:</text:span></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Participate</text:p>
            </table:table-cell>
            <table:table-cell table:style-name="Table18.A1" office:value-type="string">
              <text:p text:style-name="Table_20_Heading">Formally belong, but do not participate</text:p>
            </table:table-cell>
            <table:table-cell table:style-name="Table18.A1" office:value-type="string">
              <text:p text:style-name="Table_20_Heading">Do not belong, and do not participat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row>
      </table:table>
      <text:list text:style-name="L84">
        <text:list-item>
          <text:p text:style-name="P85">Charity</text:p>
        </text:list-item>
        <text:list-item>
          <text:p text:style-name="P85">Religious</text:p>
        </text:list-item>
        <text:list-item>
          <text:p text:style-name="P85">Cultural, artist, organizations and groups</text:p>
        </text:list-item>
        <text:list-item>
          <text:p text:style-name="P85">Trade Unions</text:p>
        </text:list-item>
        <text:list-item>
          <text:p text:style-name="P85">Political parties</text:p>
        </text:list-item>
        <text:list-item>
          <text:p text:style-name="P85">Organisations in protection of minorities</text:p>
        </text:list-item>
        <text:list-item>
          <text:p text:style-name="P85">Environmental organization</text:p>
        </text:list-item>
        <text:list-item>
          <text:p text:style-name="P85">youth organizations (clubs)</text:p>
        </text:list-item>
        <text:list-item>
          <text:p text:style-name="P85">Women’s organizations (clubs)</text:p>
        </text:list-item>
        <text:list-item>
          <text:p text:style-name="P85">Sport clubs, associations</text:p>
        </text:list-item>
        <text:list-item>
          <text:p text:style-name="P85">Consumer organizations</text:p>
        </text:list-item>
        <text:list-item>
          <text:p text:style-name="P85">Formal or informal councils of residents or yard councils</text:p>
        </text:list-item>
        <text:list-item>
          <text:p text:style-name="P85">Hobby clubs (fishing, hunting)</text:p>
        </text:list-item>
        <text:list-item>
          <text:p text:style-name="P85">other clubs of organizations (specify ___________)</text:p>
        </text:list-item>
      </text:list>
      <text:h text:style-name="Heading_20_2" text:outline-level="2">To what extent do you trust the following authorities, public organizations or groups?</text:h>
      <text:p text:style-name="First_20_paragraph"><text:span text:style-name="T166">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Fully trust</text:p>
            </table:table-cell>
            <table:table-cell table:style-name="Table19.A1" office:value-type="string">
              <text:p text:style-name="Table_20_Heading">Mainly trust</text:p>
            </table:table-cell>
            <table:table-cell table:style-name="Table19.A1" office:value-type="string">
              <text:p text:style-name="Table_20_Heading">Partially</text:p>
            </table:table-cell>
            <table:table-cell table:style-name="Table19.A1" office:value-type="string">
              <text:p text:style-name="Table_20_Heading">Mainly distrust</text:p>
            </table:table-cell>
            <table:table-cell table:style-name="Table19.A1" office:value-type="string">
              <text:p text:style-name="Table_20_Heading">Completely distrust</text:p>
            </table:table-cell>
            <table:table-cell table:style-name="Table19.A1" office:value-type="string">
              <text:p text:style-name="Table_20_Heading">Hard to say</text:p>
            </table:table-cell>
          </table:table-row>
        </table:table-header-rows>
        <table:table-row>
          <table:table-cell table:style-name="Table19.A1" office:value-type="string">
            <text:p text:style-name="Table_20_Contents">5</text:p>
          </table:table-cell>
          <table:table-cell table:style-name="Table19.A1" office:value-type="string">
            <text:p text:style-name="Table_20_Contents">4</text:p>
          </table:table-cell>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9</text:p>
          </table:table-cell>
        </table:table-row>
      </table:table>
      <text:list text:style-name="L85">
        <text:list-item>
          <text:p text:style-name="P86">Council of the Federation</text:p>
        </text:list-item>
        <text:list-item>
          <text:p text:style-name="P86">State Duma</text:p>
        </text:list-item>
        <text:list-item>
          <text:p text:style-name="P86">President of Russia</text:p>
        </text:list-item>
        <text:list-item>
          <text:p text:style-name="P86">Government of Russia</text:p>
        </text:list-item>
        <text:list-item>
          <text:p text:style-name="P86">Regional administration</text:p>
        </text:list-item>
        <text:list-item>
          <text:p text:style-name="P86">Municipal, village administration</text:p>
        </text:list-item>
        <text:list-item>
          <text:p text:style-name="P86">Russian orthodox church</text:p>
        </text:list-item>
        <text:list-item>
          <text:p text:style-name="P86">Army</text:p>
        </text:list-item>
        <text:list-item>
          <text:p text:style-name="P86">Courts 10.Police 11.Trade unions 12.Television 13.Newspapers 14.Banks 15.Entrepreneurs</text:p>
        </text:list-item>
        <text:list-item>
          <text:p text:style-name="P86">Your sources of information in internet</text:p>
        </text:list-item>
      </text:list>
      <text:h text:style-name="Heading_20_2" text:outline-level="2">How often you think that people would try to take advantage of you if they got the chance, and how often they try to be fair?</text:h>
      <text:list text:style-name="L86">
        <text:list-item>
          <text:p text:style-name="P87">Try to take advantage almost all of the time</text:p>
        </text:list-item>
        <text:list-item>
          <text:p text:style-name="P87">Try to take advantage most of the time</text:p>
        </text:list-item>
        <text:list-item>
          <text:p text:style-name="P87">Try to be fair most of the time</text:p>
        </text:list-item>
        <text:list-item>
          <text:p text:style-name="P87">Try to be fair almost all of the time</text:p>
        </text:list-item>
        <text:list-item>
          <text:p text:style-name="P87">Can’t choose</text:p>
        </text:list-item>
      </text:list>
      <text:h text:style-name="Heading_20_2" text:outline-level="2">Generally speaking, would you say that people can be trusted or distrusted?</text:h>
      <text:list text:style-name="L87">
        <text:list-item>
          <text:p text:style-name="P88">People can always be trusted</text:p>
        </text:list-item>
        <text:list-item>
          <text:p text:style-name="P88">Most people can be trusted most of the time</text:p>
        </text:list-item>
        <text:list-item>
          <text:p text:style-name="P88">Some can be trusted, some cannot</text:p>
        </text:list-item>
        <text:list-item>
          <text:p text:style-name="P88">Most of the people cannot be trusted</text:p>
        </text:list-item>
        <text:list-item>
          <text:p text:style-name="P88">You can't trust people</text:p>
        </text:list-item>
        <text:list-item>
          <text:p text:style-name="P88">Can’t choose</text:p>
        </text:list-item>
      </text:list>
      <text:h text:style-name="Heading_20_2" text:outline-level="2">In general, how satisfied You are in</text:h>
      <text:p text:style-name="First_20_paragraph"><text:span text:style-name="T167">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Completely satisfied</text:p>
            </table:table-cell>
            <table:table-cell table:style-name="Table20.A1" office:value-type="string">
              <text:p text:style-name="Table_20_Heading">satisfied</text:p>
            </table:table-cell>
            <table:table-cell table:style-name="Table20.A1" office:value-type="string">
              <text:p text:style-name="Table_20_Heading">Not satisfied nor unsatisfied</text:p>
            </table:table-cell>
            <table:table-cell table:style-name="Table20.A1" office:value-type="string">
              <text:p text:style-name="Table_20_Heading">unsatisfied</text:p>
            </table:table-cell>
            <table:table-cell table:style-name="Table20.A1" office:value-type="string">
              <text:p text:style-name="Table_20_Heading">Completely unsatisfied</text:p>
            </table:table-cell>
            <table:table-cell table:style-name="Table20.A1" office:value-type="string">
              <text:p text:style-name="Table_20_Heading">Not applicaple</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88">
        <text:list-item>
          <text:p text:style-name="P89">the health care?</text:p>
        </text:list-item>
        <text:list-item>
          <text:p text:style-name="P89">educational system ?</text:p>
        </text:list-item>
        <text:list-item>
          <text:p text:style-name="P89">the way in which the government takes care of its duties?</text:p>
        </text:list-item>
        <text:list-item>
          <text:p text:style-name="P89">the way in which the Duma takes care of its duties?</text:p>
        </text:list-item>
        <text:list-item>
          <text:p text:style-name="P89">the way in which the President takes care of its duties?</text:p>
        </text:list-item>
        <text:list-item>
          <text:p text:style-name="P89">how politicians functions in Russia?</text:p>
        </text:list-item>
      </text:list>
      <text:h text:style-name="Heading_20_2" text:outline-level="2">Do you agree or disagree with following statements?</text:h>
      <text:p text:style-name="First_20_paragraph"><text:span text:style-name="T168">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agree</text:p>
            </table:table-cell>
            <table:table-cell table:style-name="Table21.A1" office:value-type="string">
              <text:p text:style-name="Table_20_Heading">Agree</text:p>
            </table:table-cell>
            <table:table-cell table:style-name="Table21.A1" office:value-type="string">
              <text:p text:style-name="Table_20_Heading">Not agree nor disagree</text:p>
            </table:table-cell>
            <table:table-cell table:style-name="Table21.A1" office:value-type="string">
              <text:p text:style-name="Table_20_Heading">Disagree</text:p>
            </table:table-cell>
            <table:table-cell table:style-name="Table21.A1" office:value-type="string">
              <text:p text:style-name="Table_20_Heading">Completely disagree</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9">
        <text:list-item>
          <text:p text:style-name="P90">Income differences are too large in this country</text:p>
        </text:list-item>
        <text:list-item>
          <text:p text:style-name="P90">The government should provide decent standard of living for unemployed</text:p>
        </text:list-item>
        <text:list-item>
          <text:p text:style-name="P90">The government should spend less on benefits for the poor</text:p>
        </text:list-item>
        <text:list-item>
          <text:p text:style-name="P90">People should take more care of themselves</text:p>
        </text:list-item>
        <text:list-item>
          <text:p text:style-name="P90">People like me cannot influence what the government does</text:p>
        </text:list-item>
        <text:list-item>
          <text:p text:style-name="P90">Business should have more influence on how things are developing in society</text:p>
        </text:list-item>
        <text:list-item>
          <text:p text:style-name="P90">Interesting job is more important than money</text:p>
        </text:list-item>
        <text:list-item>
          <text:p text:style-name="P90">Country can only develope if it has good institutions like just courts and honest police and so on</text:p>
        </text:list-item>
        <text:list-item>
          <text:p text:style-name="P90">A few strong leaders can do more for the country than all laws and demonstrations</text:p>
        </text:list-item>
        <text:list-item>
          <text:p text:style-name="P90">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169">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agree</text:p>
            </table:table-cell>
            <table:table-cell table:style-name="Table22.A1" office:value-type="string">
              <text:p text:style-name="Table_20_Heading">Agree</text:p>
            </table:table-cell>
            <table:table-cell table:style-name="Table22.A1" office:value-type="string">
              <text:p text:style-name="Table_20_Heading">Not agree nor disagree</text:p>
            </table:table-cell>
            <table:table-cell table:style-name="Table22.A1" office:value-type="string">
              <text:p text:style-name="Table_20_Heading">Disagree</text:p>
            </table:table-cell>
            <table:table-cell table:style-name="Table22.A1" office:value-type="string">
              <text:p text:style-name="Table_20_Heading">Completely disagree</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90">
        <text:list-item>
          <text:p text:style-name="P91">Because they have been unlucky</text:p>
        </text:list-item>
        <text:list-item>
          <text:p text:style-name="P91">Because of laziness and lack of willpower</text:p>
        </text:list-item>
        <text:list-item>
          <text:p text:style-name="P91">Because of injustice in our society</text:p>
        </text:list-item>
        <text:list-item>
          <text:p text:style-name="P91">It is an inevitable part of modern life</text:p>
        </text:list-item>
      </text:list>
      <text:h text:style-name="Heading_20_1" text:outline-level="1">Values and convictions</text:h>
      <text:h text:style-name="Heading_20_2" text:outline-level="2">Are you a believer?</text:h>
      <text:list text:style-name="L91">
        <text:list-item>
          <text:p text:style-name="P92">Yes</text:p>
        </text:list-item>
        <text:list-item>
          <text:p text:style-name="P92">No</text:p>
        </text:list-item>
      </text:list>
      <text:h text:style-name="Heading_20_2" text:outline-level="2">To which confession do you belong?</text:h>
      <text:list text:style-name="L92">
        <text:list-item>
          <text:p text:style-name="P93">Orthodox</text:p>
        </text:list-item>
        <text:list-item>
          <text:p text:style-name="P93">Islam</text:p>
        </text:list-item>
        <text:list-item>
          <text:p text:style-name="P93">Protestantism</text:p>
        </text:list-item>
        <text:list-item>
          <text:p text:style-name="P93">Catholism</text:p>
        </text:list-item>
        <text:list-item>
          <text:p text:style-name="P93">Baptism</text:p>
        </text:list-item>
        <text:list-item>
          <text:p text:style-name="P93">Jewish<text:line-break/></text:p>
        </text:list-item>
        <text:list-item>
          <text:p text:style-name="P93">Buddism<text:line-break/></text:p>
        </text:list-item>
        <text:list-item>
          <text:p text:style-name="P93">Krishanism</text:p>
        </text:list-item>
        <text:list-item>
          <text:p text:style-name="P93">I believe in God but do not identify as a specific religion<text:line-break/></text:p>
        </text:list-item>
        <text:list-item>
          <text:p text:style-name="P93">Other</text:p>
        </text:list-item>
        <text:list-item>
          <text:p text:style-name="P93">Don’t know</text:p>
        </text:list-item>
      </text:list>
      <text:h text:style-name="Heading_20_2" text:outline-level="2">Which group or groups do you feel like you belong to? (Valdai Groupin Identiteetti-kyselyn kysymys)</text:h>
      <text:list text:style-name="L93">
        <text:list-item>
          <text:p text:style-name="P94">Middle class</text:p>
        </text:list-item>
        <text:list-item>
          <text:p text:style-name="P94">Pensioners</text:p>
        </text:list-item>
        <text:list-item>
          <text:p text:style-name="P94">Russians</text:p>
        </text:list-item>
        <text:list-item>
          <text:p text:style-name="P94">Christians or Orthodox Christians</text:p>
        </text:list-item>
        <text:list-item>
          <text:p text:style-name="P94">Russian citizen</text:p>
        </text:list-item>
        <text:list-item>
          <text:p text:style-name="P94">Working people</text:p>
        </text:list-item>
        <text:list-item>
          <text:p text:style-name="P94">Intelligentsija</text:p>
        </text:list-item>
        <text:list-item>
          <text:p text:style-name="P94">Resident of big city</text:p>
        </text:list-item>
        <text:list-item>
          <text:p text:style-name="P94">Rural dveller</text:p>
        </text:list-item>
        <text:list-item>
          <text:p text:style-name="P94">Professional, specialists</text:p>
        </text:list-item>
        <text:list-item>
          <text:p text:style-name="P94">European</text:p>
        </text:list-item>
        <text:list-item>
          <text:p text:style-name="P94">Liberal</text:p>
        </text:list-item>
        <text:list-item>
          <text:p text:style-name="P94">Other</text:p>
        </text:list-item>
        <text:list-item>
          <text:p text:style-name="P94">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itizens</text:p>
            </table:table-cell>
            <table:table-cell table:style-name="Table23.A1" office:value-type="string">
              <text:p text:style-name="Table_20_Heading">Private companies</text:p>
            </table:table-cell>
            <table:table-cell table:style-name="Table23.A1" office:value-type="string">
              <text:p text:style-name="Table_20_Heading">Local authorities</text:p>
            </table:table-cell>
            <table:table-cell table:style-name="Table23.A1" office:value-type="string">
              <text:p text:style-name="Table_20_Heading">Regional authorities</text:p>
            </table:table-cell>
            <table:table-cell table:style-name="Table23.A1" office:value-type="string">
              <text:p text:style-name="Table_20_Heading">State, federal power</text:p>
            </table:table-cell>
            <table:table-cell table:style-name="Table23.A1" office:value-type="string">
              <text:p text:style-name="Table_20_Heading">NGO</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6</text:p>
          </table:table-cell>
        </table:table-row>
      </table:table>
      <text:list text:style-name="L94">
        <text:list-item>
          <text:p text:style-name="P95">Taking care of children</text:p>
        </text:list-item>
        <text:list-item>
          <text:p text:style-name="P95">Taking care of the elderly</text:p>
        </text:list-item>
        <text:list-item>
          <text:p text:style-name="P95">Taking care of people with disabilities</text:p>
        </text:list-item>
        <text:list-item>
          <text:p text:style-name="P95">Taking care of orphans</text:p>
        </text:list-item>
        <text:list-item>
          <text:p text:style-name="P95">Communal services</text:p>
        </text:list-item>
        <text:list-item>
          <text:p text:style-name="P95">Leisure institutions</text:p>
        </text:list-item>
        <text:list-item>
          <text:p text:style-name="P95">Medical care</text:p>
        </text:list-item>
        <text:list-item>
          <text:p text:style-name="P95">Schools</text:p>
        </text:list-item>
        <text:list-item>
          <text:p text:style-name="P95">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70">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very important</text:p>
            </table:table-cell>
            <table:table-cell table:style-name="Table24.A1" office:value-type="string">
              <text:p text:style-name="Table_20_Heading">Important</text:p>
            </table:table-cell>
            <table:table-cell table:style-name="Table24.A1" office:value-type="string">
              <text:p text:style-name="Table_20_Heading">Not important nor unimportant</text:p>
            </table:table-cell>
            <table:table-cell table:style-name="Table24.A1" office:value-type="string">
              <text:p text:style-name="Table_20_Heading">unimportant</text:p>
            </table:table-cell>
            <table:table-cell table:style-name="Table24.A1" office:value-type="string">
              <text:p text:style-name="Table_20_Heading">Completely unimportant</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5">
        <text:list-item>
          <text:p text:style-name="P96">Rich parents</text:p>
        </text:list-item>
        <text:list-item>
          <text:p text:style-name="P96">Relatives in managerial positions</text:p>
        </text:list-item>
        <text:list-item>
          <text:p text:style-name="P96">Good education</text:p>
        </text:list-item>
        <text:list-item>
          <text:p text:style-name="P96">Useful connections</text:p>
        </text:list-item>
        <text:list-item>
          <text:p text:style-name="P96">Hard work</text:p>
        </text:list-item>
        <text:list-item>
          <text:p text:style-name="P96">Persistence in achieving one’s goals</text:p>
        </text:list-item>
        <text:list-item>
          <text:p text:style-name="P96">Ability to take risks</text:p>
        </text:list-item>
        <text:list-item>
          <text:p text:style-name="P96">Ambition, ability to set lofty goals</text:p>
        </text:list-item>
        <text:list-item>
          <text:p text:style-name="P96">Gift of intellect</text:p>
        </text:list-item>
        <text:list-item>
          <text:p text:style-name="P96">Living in a capital</text:p>
        </text:list-item>
        <text:list-item>
          <text:p text:style-name="P96">Connections abroad</text:p>
        </text:list-item>
        <text:list-item>
          <text:p text:style-name="P96">Charm, communicative skills</text:p>
        </text:list-item>
        <text:list-item>
          <text:p text:style-name="P96">Correct political views</text:p>
        </text:list-item>
        <text:list-item>
          <text:p text:style-name="P96">Right ethnic background</text:p>
        </text:list-item>
        <text:list-item>
          <text:p text:style-name="P96">Honesty</text:p>
        </text:list-item>
        <text:list-item>
          <text:p text:style-name="P96">Law abidance</text:p>
        </text:list-item>
        <text:list-item>
          <text:p text:style-name="P96">Independence</text:p>
        </text:list-item>
        <text:list-item>
          <text:p text:style-name="P96">Luck</text:p>
        </text:list-item>
      </text:list>
      <text:h text:style-name="Heading_20_2" text:outline-level="2">Evaluate how important are these qualities for advancement in contemporary Russian society.</text:h>
      <text:p text:style-name="First_20_paragraph"><text:span text:style-name="T171">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very important</text:p>
            </table:table-cell>
            <table:table-cell table:style-name="Table25.A1" office:value-type="string">
              <text:p text:style-name="Table_20_Heading">Important</text:p>
            </table:table-cell>
            <table:table-cell table:style-name="Table25.A1" office:value-type="string">
              <text:p text:style-name="Table_20_Heading">Not important nor unimportant</text:p>
            </table:table-cell>
            <table:table-cell table:style-name="Table25.A1" office:value-type="string">
              <text:p text:style-name="Table_20_Heading">unimportant</text:p>
            </table:table-cell>
            <table:table-cell table:style-name="Table25.A1" office:value-type="string">
              <text:p text:style-name="Table_20_Heading">Completely unimportant</text:p>
            </table:table-cell>
            <table:table-cell table:style-name="Table25.A1" office:value-type="string">
              <text:p text:style-name="Table_20_Heading">Hard to say</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96">
        <text:list-item>
          <text:p text:style-name="P97">Rich parents</text:p>
        </text:list-item>
        <text:list-item>
          <text:p text:style-name="P97">Relatives in managerial positions</text:p>
        </text:list-item>
        <text:list-item>
          <text:p text:style-name="P97">Good education</text:p>
        </text:list-item>
        <text:list-item>
          <text:p text:style-name="P97">Useful connections</text:p>
        </text:list-item>
        <text:list-item>
          <text:p text:style-name="P97">Hard work</text:p>
        </text:list-item>
        <text:list-item>
          <text:p text:style-name="P97">Persistence in achieving one’s goals</text:p>
        </text:list-item>
        <text:list-item>
          <text:p text:style-name="P97">Ability to take risks</text:p>
        </text:list-item>
        <text:list-item>
          <text:p text:style-name="P97">Ambition, ability to set lofty goals</text:p>
        </text:list-item>
        <text:list-item>
          <text:p text:style-name="P97">Gift of intellect</text:p>
        </text:list-item>
        <text:list-item>
          <text:p text:style-name="P97">Living in a capital</text:p>
        </text:list-item>
        <text:list-item>
          <text:p text:style-name="P97">Connections abroad</text:p>
        </text:list-item>
        <text:list-item>
          <text:p text:style-name="P97">Charm, communicative skills</text:p>
        </text:list-item>
        <text:list-item>
          <text:p text:style-name="P97">Correct political views</text:p>
        </text:list-item>
        <text:list-item>
          <text:p text:style-name="P97">Right ethnic background</text:p>
        </text:list-item>
        <text:list-item>
          <text:p text:style-name="P97">Honesty</text:p>
        </text:list-item>
        <text:list-item>
          <text:p text:style-name="P97">Law abidance</text:p>
        </text:list-item>
        <text:list-item>
          <text:p text:style-name="P97">Independence</text:p>
        </text:list-item>
        <text:list-item>
          <text:p text:style-name="P97">Luck</text:p>
        </text:list-item>
      </text:list>
      <text:h text:style-name="Heading_20_2" text:outline-level="2">To which ethnicity do you refer yourself?</text:h>
      <text:list text:style-name="L97">
        <text:list-item>
          <text:p text:style-name="P98">Russian</text:p>
        </text:list-item>
        <text:list-item>
          <text:p text:style-name="P98">Ukrainian</text:p>
        </text:list-item>
        <text:list-item>
          <text:p text:style-name="P98">Tatar</text:p>
        </text:list-item>
        <text:list-item>
          <text:p text:style-name="P98">Chuvash</text:p>
        </text:list-item>
        <text:list-item>
          <text:p text:style-name="P98">Belorussian</text:p>
        </text:list-item>
        <text:list-item>
          <text:p text:style-name="P98">Jewish</text:p>
        </text:list-item>
        <text:list-item>
          <text:p text:style-name="P98">Other, specify which _______________________</text:p>
        </text:list-item>
        <text:list-item>
          <text:p text:style-name="P98">Hard to say</text:p>
        </text:list-item>
      </text:list>
      <text:h text:style-name="Heading_20_2" text:outline-level="2">How acute conflicts do you see between these dimensions?</text:h>
      <text:p text:style-name="First_20_paragraph"><text:span text:style-name="T172">Scale:</text:span> !!! TSEKAA SKAAALAA Ja SANOITU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very serious</text:p>
            </table:table-cell>
            <table:table-cell table:style-name="Table26.A1" office:value-type="string">
              <text:p text:style-name="Table_20_Heading">serious</text:p>
            </table:table-cell>
            <table:table-cell table:style-name="Table26.A1" office:value-type="string">
              <text:p text:style-name="Table_20_Heading">Not serious nor less serious</text:p>
            </table:table-cell>
            <table:table-cell table:style-name="Table26.A1" office:value-type="string">
              <text:p text:style-name="Table_20_Heading">less serious</text:p>
            </table:table-cell>
            <table:table-cell table:style-name="Table26.A1" office:value-type="string">
              <text:p text:style-name="Table_20_Heading">Completely less serious</text:p>
            </table:table-cell>
            <table:table-cell table:style-name="Table26.A1" office:value-type="string">
              <text:p text:style-name="Table_20_Heading">Hard to say</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98">
        <text:list-item>
          <text:p text:style-name="P99">Income</text:p>
        </text:list-item>
        <text:list-item>
          <text:p text:style-name="P99">Generation (Old-young)</text:p>
        </text:list-item>
        <text:list-item>
          <text:p text:style-name="P99">Culture (Tradition-modern)</text:p>
        </text:list-item>
        <text:list-item>
          <text:p text:style-name="P99">Social class (Workers-Bourgeoisie)</text:p>
        </text:list-item>
        <text:list-item>
          <text:p text:style-name="P99">Ethnicity (Russians-others)</text:p>
        </text:list-item>
        <text:list-item>
          <text:p text:style-name="P99">Religion (Orthodox-others)</text:p>
        </text:list-item>
        <text:list-item>
          <text:p text:style-name="P99">Place of residence (Cities-countryside)</text:p>
        </text:list-item>
        <text:list-item>
          <text:p text:style-name="P99">Ideology (Left-Right)</text:p>
        </text:list-item>
        <text:list-item>
          <text:p text:style-name="P99">Region (Moscow-Siberia)</text:p>
        </text:list-item>
      </text:list>
      <text:h text:style-name="Heading_20_2" text:outline-level="2">How proud you are of?</text:h>
      <text:p text:style-name="First_20_paragraph"><text:span text:style-name="T173">Scale:</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very proud</text:p>
            </table:table-cell>
            <table:table-cell table:style-name="Table27.A1" office:value-type="string">
              <text:p text:style-name="Table_20_Heading">proud</text:p>
            </table:table-cell>
            <table:table-cell table:style-name="Table27.A1" office:value-type="string">
              <text:p text:style-name="Table_20_Heading">moderately proud</text:p>
            </table:table-cell>
            <table:table-cell table:style-name="Table27.A1" office:value-type="string">
              <text:p text:style-name="Table_20_Heading">somewhat proud</text:p>
            </table:table-cell>
            <table:table-cell table:style-name="Table27.A1" office:value-type="string">
              <text:p text:style-name="Table_20_Heading">Not proud</text:p>
            </table:table-cell>
            <table:table-cell table:style-name="Table27.A1" office:value-type="string">
              <text:p text:style-name="Table_20_Heading">Hard to say</text:p>
            </table:table-cell>
          </table:table-row>
        </table:table-header-rows>
        <table:table-row>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0</text:p>
          </table:table-cell>
          <table:table-cell table:style-name="Table27.A1" office:value-type="string">
            <text:p text:style-name="Table_20_Contents">9</text:p>
          </table:table-cell>
        </table:table-row>
      </table:table>
      <text:list text:style-name="L99">
        <text:list-item>
          <text:p text:style-name="P100">Current state of democracy in Russia</text:p>
        </text:list-item>
        <text:list-item>
          <text:p text:style-name="P100">Russia’ political influence in the world affairs</text:p>
        </text:list-item>
        <text:list-item>
          <text:p text:style-name="P100">Russia’s economic achievements</text:p>
        </text:list-item>
        <text:list-item>
          <text:p text:style-name="P100">Population’s social security</text:p>
        </text:list-item>
        <text:list-item>
          <text:p text:style-name="P100">Fairness and equal rights for all social groups in Russia</text:p>
        </text:list-item>
        <text:list-item>
          <text:p text:style-name="P100">Russia’s scientific and technical achievements</text:p>
        </text:list-item>
        <text:list-item>
          <text:p text:style-name="P100">Russia’s sports achievements</text:p>
        </text:list-item>
        <text:list-item>
          <text:p text:style-name="P100">Russia’s achievements in literature and art</text:p>
        </text:list-item>
        <text:list-item>
          <text:p text:style-name="P100">Russian war victories</text:p>
        </text:list-item>
        <text:list-item>
          <text:p text:style-name="P100">Russian history</text:p>
        </text:list-item>
        <text:list-item>
          <text:p text:style-name="P100">Russian territory</text:p>
        </text:list-item>
        <text:list-item>
          <text:p text:style-name="P100">Russian nature</text:p>
        </text:list-item>
      </text:list>
      <text:h text:style-name="Heading_20_2" text:outline-level="2">Which type of state you would like to see Russia?</text:h>
      <text:list text:style-name="L100">
        <text:list-item>
          <text:p text:style-name="P101">Socialist state like the USSR</text:p>
        </text:list-item>
        <text:list-item>
          <text:p text:style-name="P101">Country with developed welfare state like Finland or Sweden</text:p>
        </text:list-item>
        <text:list-item>
          <text:p text:style-name="P101">Country with liberal economy and developed democracy as Great Britain</text:p>
        </text:list-item>
        <text:list-item>
          <text:p text:style-name="P101">Country like China with rapic economic growth and strict control of society</text:p>
        </text:list-item>
        <text:list-item>
          <text:p text:style-name="P101">Difficult to answer</text:p>
        </text:list-item>
      </text:list>
      <text:h text:style-name="Heading_20_1" text:outline-level="1">Personal data</text:h>
      <text:h text:style-name="Heading_20_2" text:outline-level="2">What year were you born in?</text:h>
      <text:list text:style-name="L101">
        <text:list-item>
          <text:p text:style-name="P102">____ year</text:p>
        </text:list-item>
      </text:list>
      <text:h text:style-name="Heading_20_2" text:outline-level="2">How long have you been living here in this city, town, village?</text:h>
      <text:list text:style-name="L102">
        <text:list-item>
          <text:p text:style-name="P103">All my life</text:p>
        </text:list-item>
        <text:list-item>
          <text:p text:style-name="P103">More than 15 years</text:p>
        </text:list-item>
        <text:list-item>
          <text:p text:style-name="P103">About 10-15 years</text:p>
        </text:list-item>
        <text:list-item>
          <text:p text:style-name="P103">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74">Scale:</text:span> !!! TSEKAA SKAAALAA Ja SANOITUS!!</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Table_20_Heading">Read with a dictionary</text:p>
            </table:table-cell>
            <table:table-cell table:style-name="Table28.A1" office:value-type="string">
              <text:p text:style-name="Table_20_Heading">Read easily</text:p>
            </table:table-cell>
            <table:table-cell table:style-name="Table28.A1" office:value-type="string">
              <text:p text:style-name="Table_20_Heading">Speak</text:p>
            </table:table-cell>
            <table:table-cell table:style-name="Table28.A1" office:value-type="string">
              <text:p text:style-name="Table_20_Heading">Write</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3</text:p>
          </table:table-cell>
          <table:table-cell table:style-name="Table28.A1" office:value-type="string">
            <text:p text:style-name="Table_20_Contents">4</text:p>
          </table:table-cell>
        </table:table-row>
      </table:table>
      <text:list text:style-name="L103">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04">
        <text:list-item>
          <text:p text:style-name="P105">Male<text:line-break/></text:p>
        </text:list-item>
        <text:list-item>
          <text:p text:style-name="P105">Female</text:p>
        </text:list-item>
      </text:list>
      <text:h text:style-name="Heading_20_2" text:outline-level="2">Type of settlement where interview was held</text:h>
      <text:list text:style-name="L105">
        <text:list-item>
          <text:p text:style-name="P106">Moscow<text:line-break/></text:p>
        </text:list-item>
        <text:list-item>
          <text:p text:style-name="P106">S.Petersburg<text:line-break/></text:p>
        </text:list-item>
        <text:list-item>
          <text:p text:style-name="P106">City with the population of one million or more</text:p>
        </text:list-item>
        <text:list-item>
          <text:p text:style-name="P106">City with the population from 500 o 999 thousand<text:line-break/></text:p>
        </text:list-item>
        <text:list-item>
          <text:p text:style-name="P106">City with the population from 100 to 499 thousand<text:line-break/></text:p>
        </text:list-item>
        <text:list-item>
          <text:p text:style-name="P106">Town with the population from 50 to 99 thousand<text:line-break/></text:p>
        </text:list-item>
        <text:list-item>
          <text:p text:style-name="P106">Town with the population from 10 to 49 thousand<text:line-break/></text:p>
        </text:list-item>
        <text:list-item>
          <text:p text:style-name="P106">Small urban type settlement<text:line-break/></text:p>
        </text:list-item>
        <text:list-item>
          <text:p text:style-name="P106">Big village, no fewer than 100 families<text:line-break/></text:p>
        </text:list-item>
        <text:list-item>
          <text:p text:style-name="P106">Small village, less than 100 families</text:p>
        </text:list-item>
      </text:list>
      <text:h text:style-name="Heading_20_2" text:outline-level="2">Distance, magnitude of periphery??</text:h>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